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table:number-columns-repeated="3"/>
          <table:table-cell table:style-name="ce5" office:value-type="string" calcext:value-type="string" table:number-columns-spanned="2" table:number-rows-spanned="1">
            <text:p>WRITES</text:p>
          </table:table-cell>
          <table:covered-table-cell table:style-name="ce1"/>
          <table:table-cell table:style-name="ce1"/>
          <table:table-cell table:style-name="ce5" office:value-type="string" calcext:value-type="string" table:number-columns-spanned="2" table:number-rows-spanned="1">
            <text:p>Reads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Promoted</text:p>
          </table:table-cell>
          <table:table-cell table:style-name="ce2" office:value-type="string" calcext:value-type="string">
            <text:p>Demoted</text:p>
          </table:table-cell>
          <table:table-cell table:style-name="ce2" office:value-type="string" calcext:value-type="string">
            <text:p>DRAM</text:p>
          </table:table-cell>
          <table:table-cell table:style-name="ce2" office:value-type="string" calcext:value-type="string">
            <text:p>PCM</text:p>
          </table:table-cell>
          <table:table-cell table:style-name="ce2" office:value-type="string" calcext:value-type="string">
            <text:p>Total writes</text:p>
          </table:table-cell>
          <table:table-cell table:style-name="ce2" office:value-type="string" calcext:value-type="string">
            <text:p>DRAM</text:p>
          </table:table-cell>
          <table:table-cell table:style-name="ce2" office:value-type="string" calcext:value-type="string">
            <text:p>PCM</text:p>
          </table:table-cell>
          <table:table-cell table:style-name="ce2" office:value-type="string" calcext:value-type="string">
            <text:p>Total reads</text:p>
          </table:table-cell>
          <table:table-cell table:style-name="ce2" office:value-type="string" calcext:value-type="string">
            <text:p>Pages on memory</text:p>
          </table:table-cell>
          <table:table-cell table:style-name="ce2" office:value-type="string" calcext:value-type="string">
            <text:p>BUFFER SIZE</text:p>
          </table:table-cell>
          <table:table-cell table:style-name="ce2" office:value-type="string" calcext:value-type="string">
            <text:p>TIME TO MIGRATE</text:p>
          </table:table-cell>
          <table:table-cell table:style-name="ce2" office:value-type="string" calcext:value-type="string">
            <text:p>COUNTERS SIZE</text:p>
          </table:table-cell>
          <table:table-cell table:style-name="ce2" office:value-type="string" calcext:value-type="string">
            <text:p>Threashold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0" calcext:value-type="float">
            <text:p>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0" calcext:value-type="float">
            <text:p>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0" calcext:value-type="float">
            <text:p>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0" calcext:value-type="float">
            <text:p>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0" calcext:value-type="float">
            <text:p>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0" calcext:value-type="float">
            <text:p>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0" calcext:value-type="float">
            <text:p>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819" calcext:value-type="float">
            <text:p>7819</text:p>
          </table:table-cell>
          <table:table-cell office:value-type="float" office:value="2453" calcext:value-type="float">
            <text:p>2453</text:p>
          </table:table-cell>
          <table:table-cell office:value-type="float" office:value="10272" calcext:value-type="float">
            <text:p>10272</text:p>
          </table:table-cell>
          <table:table-cell office:value-type="float" office:value="18989" calcext:value-type="float">
            <text:p>18989</text:p>
          </table:table-cell>
          <table:table-cell office:value-type="float" office:value="14884" calcext:value-type="float">
            <text:p>14884</text:p>
          </table:table-cell>
          <table:table-cell office:value-type="float" office:value="33873" calcext:value-type="float">
            <text:p>33873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689" calcext:value-type="float">
            <text:p>7689</text:p>
          </table:table-cell>
          <table:table-cell office:value-type="float" office:value="2595" calcext:value-type="float">
            <text:p>2595</text:p>
          </table:table-cell>
          <table:table-cell office:value-type="float" office:value="10284" calcext:value-type="float">
            <text:p>10284</text:p>
          </table:table-cell>
          <table:table-cell office:value-type="float" office:value="16350" calcext:value-type="float">
            <text:p>16350</text:p>
          </table:table-cell>
          <table:table-cell office:value-type="float" office:value="17535" calcext:value-type="float">
            <text:p>17535</text:p>
          </table:table-cell>
          <table:table-cell office:value-type="float" office:value="33885" calcext:value-type="float">
            <text:p>33885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363" calcext:value-type="float">
            <text:p>8363</text:p>
          </table:table-cell>
          <table:table-cell office:value-type="float" office:value="1914" calcext:value-type="float">
            <text:p>1914</text:p>
          </table:table-cell>
          <table:table-cell office:value-type="float" office:value="10277" calcext:value-type="float">
            <text:p>10277</text:p>
          </table:table-cell>
          <table:table-cell office:value-type="float" office:value="18640" calcext:value-type="float">
            <text:p>18640</text:p>
          </table:table-cell>
          <table:table-cell office:value-type="float" office:value="15238" calcext:value-type="float">
            <text:p>15238</text:p>
          </table:table-cell>
          <table:table-cell office:value-type="float" office:value="33878" calcext:value-type="float">
            <text:p>33878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18" calcext:value-type="float">
            <text:p>9818</text:p>
          </table:table-cell>
          <table:table-cell office:value-type="float" office:value="442" calcext:value-type="float">
            <text:p>442</text:p>
          </table:table-cell>
          <table:table-cell office:value-type="float" office:value="10260" calcext:value-type="float">
            <text:p>10260</text:p>
          </table:table-cell>
          <table:table-cell office:value-type="float" office:value="23813" calcext:value-type="float">
            <text:p>23813</text:p>
          </table:table-cell>
          <table:table-cell office:value-type="float" office:value="10048" calcext:value-type="float">
            <text:p>10048</text:p>
          </table:table-cell>
          <table:table-cell office:value-type="float" office:value="33861" calcext:value-type="float">
            <text:p>33861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225" calcext:value-type="float">
            <text:p>10225</text:p>
          </table:table-cell>
          <table:table-cell office:value-type="float" office:value="19" calcext:value-type="float">
            <text:p>19</text:p>
          </table:table-cell>
          <table:table-cell office:value-type="float" office:value="10244" calcext:value-type="float">
            <text:p>10244</text:p>
          </table:table-cell>
          <table:table-cell office:value-type="float" office:value="27198" calcext:value-type="float">
            <text:p>27198</text:p>
          </table:table-cell>
          <table:table-cell office:value-type="float" office:value="6647" calcext:value-type="float">
            <text:p>6647</text:p>
          </table:table-cell>
          <table:table-cell office:value-type="float" office:value="33845" calcext:value-type="float">
            <text:p>33845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224" calcext:value-type="float">
            <text:p>10224</text:p>
          </table:table-cell>
          <table:table-cell office:value-type="float" office:value="14" calcext:value-type="float">
            <text:p>14</text:p>
          </table:table-cell>
          <table:table-cell office:value-type="float" office:value="10238" calcext:value-type="float">
            <text:p>10238</text:p>
          </table:table-cell>
          <table:table-cell office:value-type="float" office:value="28634" calcext:value-type="float">
            <text:p>28634</text:p>
          </table:table-cell>
          <table:table-cell office:value-type="float" office:value="5205" calcext:value-type="float">
            <text:p>5205</text:p>
          </table:table-cell>
          <table:table-cell office:value-type="float" office:value="33839" calcext:value-type="float">
            <text:p>33839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8383" calcext:value-type="float">
            <text:p>718383</text:p>
          </table:table-cell>
          <table:table-cell office:value-type="float" office:value="23" calcext:value-type="float">
            <text:p>23</text:p>
          </table:table-cell>
          <table:table-cell office:value-type="float" office:value="718406" calcext:value-type="float">
            <text:p>718406</text:p>
          </table:table-cell>
          <table:table-cell office:value-type="float" office:value="735776" calcext:value-type="float">
            <text:p>735776</text:p>
          </table:table-cell>
          <table:table-cell office:value-type="float" office:value="554" calcext:value-type="float">
            <text:p>554</text:p>
          </table:table-cell>
          <table:table-cell office:value-type="float" office:value="736330" calcext:value-type="float">
            <text:p>736330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8383" calcext:value-type="float">
            <text:p>718383</text:p>
          </table:table-cell>
          <table:table-cell office:value-type="float" office:value="23" calcext:value-type="float">
            <text:p>23</text:p>
          </table:table-cell>
          <table:table-cell office:value-type="float" office:value="718406" calcext:value-type="float">
            <text:p>718406</text:p>
          </table:table-cell>
          <table:table-cell office:value-type="float" office:value="735771" calcext:value-type="float">
            <text:p>735771</text:p>
          </table:table-cell>
          <table:table-cell office:value-type="float" office:value="559" calcext:value-type="float">
            <text:p>559</text:p>
          </table:table-cell>
          <table:table-cell office:value-type="float" office:value="736330" calcext:value-type="float">
            <text:p>736330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8383" calcext:value-type="float">
            <text:p>718383</text:p>
          </table:table-cell>
          <table:table-cell office:value-type="float" office:value="23" calcext:value-type="float">
            <text:p>23</text:p>
          </table:table-cell>
          <table:table-cell office:value-type="float" office:value="718406" calcext:value-type="float">
            <text:p>718406</text:p>
          </table:table-cell>
          <table:table-cell office:value-type="float" office:value="735873" calcext:value-type="float">
            <text:p>735873</text:p>
          </table:table-cell>
          <table:table-cell office:value-type="float" office:value="457" calcext:value-type="float">
            <text:p>457</text:p>
          </table:table-cell>
          <table:table-cell office:value-type="float" office:value="736330" calcext:value-type="float">
            <text:p>736330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18383" calcext:value-type="float">
            <text:p>718383</text:p>
          </table:table-cell>
          <table:table-cell office:value-type="float" office:value="21" calcext:value-type="float">
            <text:p>21</text:p>
          </table:table-cell>
          <table:table-cell office:value-type="float" office:value="718404" calcext:value-type="float">
            <text:p>718404</text:p>
          </table:table-cell>
          <table:table-cell office:value-type="float" office:value="736028" calcext:value-type="float">
            <text:p>736028</text:p>
          </table:table-cell>
          <table:table-cell office:value-type="float" office:value="300" calcext:value-type="float">
            <text:p>300</text:p>
          </table:table-cell>
          <table:table-cell office:value-type="float" office:value="736328" calcext:value-type="float">
            <text:p>736328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18383" calcext:value-type="float">
            <text:p>718383</text:p>
          </table:table-cell>
          <table:table-cell office:value-type="float" office:value="21" calcext:value-type="float">
            <text:p>21</text:p>
          </table:table-cell>
          <table:table-cell office:value-type="float" office:value="718404" calcext:value-type="float">
            <text:p>718404</text:p>
          </table:table-cell>
          <table:table-cell office:value-type="float" office:value="736028" calcext:value-type="float">
            <text:p>736028</text:p>
          </table:table-cell>
          <table:table-cell office:value-type="float" office:value="300" calcext:value-type="float">
            <text:p>300</text:p>
          </table:table-cell>
          <table:table-cell office:value-type="float" office:value="736328" calcext:value-type="float">
            <text:p>736328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18383" calcext:value-type="float">
            <text:p>718383</text:p>
          </table:table-cell>
          <table:table-cell office:value-type="float" office:value="21" calcext:value-type="float">
            <text:p>21</text:p>
          </table:table-cell>
          <table:table-cell office:value-type="float" office:value="718404" calcext:value-type="float">
            <text:p>718404</text:p>
          </table:table-cell>
          <table:table-cell office:value-type="float" office:value="736026" calcext:value-type="float">
            <text:p>736026</text:p>
          </table:table-cell>
          <table:table-cell office:value-type="float" office:value="302" calcext:value-type="float">
            <text:p>302</text:p>
          </table:table-cell>
          <table:table-cell office:value-type="float" office:value="736328" calcext:value-type="float">
            <text:p>736328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58660" calcext:value-type="float">
            <text:p>458660</text:p>
          </table:table-cell>
          <table:table-cell office:value-type="float" office:value="4428" calcext:value-type="float">
            <text:p>4428</text:p>
          </table:table-cell>
          <table:table-cell office:value-type="float" office:value="463088" calcext:value-type="float">
            <text:p>463088</text:p>
          </table:table-cell>
          <table:table-cell office:value-type="float" office:value="820178" calcext:value-type="float">
            <text:p>820178</text:p>
          </table:table-cell>
          <table:table-cell office:value-type="float" office:value="32460" calcext:value-type="float">
            <text:p>32460</text:p>
          </table:table-cell>
          <table:table-cell office:value-type="float" office:value="852638" calcext:value-type="float">
            <text:p>852638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58877" calcext:value-type="float">
            <text:p>458877</text:p>
          </table:table-cell>
          <table:table-cell office:value-type="float" office:value="4292" calcext:value-type="float">
            <text:p>4292</text:p>
          </table:table-cell>
          <table:table-cell office:value-type="float" office:value="463169" calcext:value-type="float">
            <text:p>463169</text:p>
          </table:table-cell>
          <table:table-cell office:value-type="float" office:value="812970" calcext:value-type="float">
            <text:p>812970</text:p>
          </table:table-cell>
          <table:table-cell office:value-type="float" office:value="39749" calcext:value-type="float">
            <text:p>39749</text:p>
          </table:table-cell>
          <table:table-cell office:value-type="float" office:value="852719" calcext:value-type="float">
            <text:p>852719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59348" calcext:value-type="float">
            <text:p>459348</text:p>
          </table:table-cell>
          <table:table-cell office:value-type="float" office:value="3931" calcext:value-type="float">
            <text:p>3931</text:p>
          </table:table-cell>
          <table:table-cell office:value-type="float" office:value="463279" calcext:value-type="float">
            <text:p>463279</text:p>
          </table:table-cell>
          <table:table-cell office:value-type="float" office:value="807959" calcext:value-type="float">
            <text:p>807959</text:p>
          </table:table-cell>
          <table:table-cell office:value-type="float" office:value="44870" calcext:value-type="float">
            <text:p>44870</text:p>
          </table:table-cell>
          <table:table-cell office:value-type="float" office:value="852829" calcext:value-type="float">
            <text:p>852829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459311" calcext:value-type="float">
            <text:p>459311</text:p>
          </table:table-cell>
          <table:table-cell office:value-type="float" office:value="4032" calcext:value-type="float">
            <text:p>4032</text:p>
          </table:table-cell>
          <table:table-cell office:value-type="float" office:value="463343" calcext:value-type="float">
            <text:p>463343</text:p>
          </table:table-cell>
          <table:table-cell office:value-type="float" office:value="806319" calcext:value-type="float">
            <text:p>806319</text:p>
          </table:table-cell>
          <table:table-cell office:value-type="float" office:value="46574" calcext:value-type="float">
            <text:p>46574</text:p>
          </table:table-cell>
          <table:table-cell office:value-type="float" office:value="852893" calcext:value-type="float">
            <text:p>852893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59322" calcext:value-type="float">
            <text:p>459322</text:p>
          </table:table-cell>
          <table:table-cell office:value-type="float" office:value="4067" calcext:value-type="float">
            <text:p>4067</text:p>
          </table:table-cell>
          <table:table-cell office:value-type="float" office:value="463389" calcext:value-type="float">
            <text:p>463389</text:p>
          </table:table-cell>
          <table:table-cell office:value-type="float" office:value="807207" calcext:value-type="float">
            <text:p>807207</text:p>
          </table:table-cell>
          <table:table-cell office:value-type="float" office:value="45732" calcext:value-type="float">
            <text:p>45732</text:p>
          </table:table-cell>
          <table:table-cell office:value-type="float" office:value="852939" calcext:value-type="float">
            <text:p>852939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460573" calcext:value-type="float">
            <text:p>460573</text:p>
          </table:table-cell>
          <table:table-cell office:value-type="float" office:value="2830" calcext:value-type="float">
            <text:p>2830</text:p>
          </table:table-cell>
          <table:table-cell office:value-type="float" office:value="463403" calcext:value-type="float">
            <text:p>463403</text:p>
          </table:table-cell>
          <table:table-cell office:value-type="float" office:value="812038" calcext:value-type="float">
            <text:p>812038</text:p>
          </table:table-cell>
          <table:table-cell office:value-type="float" office:value="40915" calcext:value-type="float">
            <text:p>40915</text:p>
          </table:table-cell>
          <table:table-cell office:value-type="float" office:value="852953" calcext:value-type="float">
            <text:p>852953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2214" calcext:value-type="float">
            <text:p>242214</text:p>
          </table:table-cell>
          <table:table-cell office:value-type="float" office:value="3" calcext:value-type="float">
            <text:p>3</text:p>
          </table:table-cell>
          <table:table-cell office:value-type="float" office:value="242217" calcext:value-type="float">
            <text:p>242217</text:p>
          </table:table-cell>
          <table:table-cell office:value-type="float" office:value="411494" calcext:value-type="float">
            <text:p>411494</text:p>
          </table:table-cell>
          <table:table-cell office:value-type="float" office:value="151" calcext:value-type="float">
            <text:p>151</text:p>
          </table:table-cell>
          <table:table-cell office:value-type="float" office:value="411645" calcext:value-type="float">
            <text:p>411645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2214" calcext:value-type="float">
            <text:p>242214</text:p>
          </table:table-cell>
          <table:table-cell office:value-type="float" office:value="3" calcext:value-type="float">
            <text:p>3</text:p>
          </table:table-cell>
          <table:table-cell office:value-type="float" office:value="242217" calcext:value-type="float">
            <text:p>242217</text:p>
          </table:table-cell>
          <table:table-cell office:value-type="float" office:value="411485" calcext:value-type="float">
            <text:p>411485</text:p>
          </table:table-cell>
          <table:table-cell office:value-type="float" office:value="160" calcext:value-type="float">
            <text:p>160</text:p>
          </table:table-cell>
          <table:table-cell office:value-type="float" office:value="411645" calcext:value-type="float">
            <text:p>411645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201" calcext:value-type="float">
            <text:p>242201</text:p>
          </table:table-cell>
          <table:table-cell office:value-type="float" office:value="18" calcext:value-type="float">
            <text:p>18</text:p>
          </table:table-cell>
          <table:table-cell office:value-type="float" office:value="242219" calcext:value-type="float">
            <text:p>242219</text:p>
          </table:table-cell>
          <table:table-cell office:value-type="float" office:value="411460" calcext:value-type="float">
            <text:p>411460</text:p>
          </table:table-cell>
          <table:table-cell office:value-type="float" office:value="187" calcext:value-type="float">
            <text:p>187</text:p>
          </table:table-cell>
          <table:table-cell office:value-type="float" office:value="411647" calcext:value-type="float">
            <text:p>411647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2176" calcext:value-type="float">
            <text:p>242176</text:p>
          </table:table-cell>
          <table:table-cell office:value-type="float" office:value="47" calcext:value-type="float">
            <text:p>47</text:p>
          </table:table-cell>
          <table:table-cell office:value-type="float" office:value="242223" calcext:value-type="float">
            <text:p>242223</text:p>
          </table:table-cell>
          <table:table-cell office:value-type="float" office:value="411413" calcext:value-type="float">
            <text:p>411413</text:p>
          </table:table-cell>
          <table:table-cell office:value-type="float" office:value="238" calcext:value-type="float">
            <text:p>238</text:p>
          </table:table-cell>
          <table:table-cell office:value-type="float" office:value="411651" calcext:value-type="float">
            <text:p>411651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2134" calcext:value-type="float">
            <text:p>242134</text:p>
          </table:table-cell>
          <table:table-cell office:value-type="float" office:value="97" calcext:value-type="float">
            <text:p>97</text:p>
          </table:table-cell>
          <table:table-cell office:value-type="float" office:value="242231" calcext:value-type="float">
            <text:p>242231</text:p>
          </table:table-cell>
          <table:table-cell office:value-type="float" office:value="411309" calcext:value-type="float">
            <text:p>411309</text:p>
          </table:table-cell>
          <table:table-cell office:value-type="float" office:value="350" calcext:value-type="float">
            <text:p>350</text:p>
          </table:table-cell>
          <table:table-cell office:value-type="float" office:value="411659" calcext:value-type="float">
            <text:p>411659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2076" calcext:value-type="float">
            <text:p>242076</text:p>
          </table:table-cell>
          <table:table-cell office:value-type="float" office:value="155" calcext:value-type="float">
            <text:p>155</text:p>
          </table:table-cell>
          <table:table-cell office:value-type="float" office:value="242231" calcext:value-type="float">
            <text:p>242231</text:p>
          </table:table-cell>
          <table:table-cell office:value-type="float" office:value="411192" calcext:value-type="float">
            <text:p>411192</text:p>
          </table:table-cell>
          <table:table-cell office:value-type="float" office:value="467" calcext:value-type="float">
            <text:p>467</text:p>
          </table:table-cell>
          <table:table-cell office:value-type="float" office:value="411659" calcext:value-type="float">
            <text:p>411659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asicmath</text:p>
          </table:table-cell>
          <table:table-cell office:value-type="float" office:value="451315" calcext:value-type="float">
            <text:p>451315</text:p>
          </table:table-cell>
          <table:table-cell office:value-type="float" office:value="451385" calcext:value-type="float">
            <text:p>451385</text:p>
          </table:table-cell>
          <table:table-cell office:value-type="float" office:value="3765766" calcext:value-type="float">
            <text:p>3765766</text:p>
          </table:table-cell>
          <table:table-cell office:value-type="float" office:value="5949550" calcext:value-type="float">
            <text:p>5949550</text:p>
          </table:table-cell>
          <table:table-cell office:value-type="float" office:value="9715316" calcext:value-type="float">
            <text:p>9715316</text:p>
          </table:table-cell>
          <table:table-cell office:value-type="float" office:value="3315719" calcext:value-type="float">
            <text:p>3315719</text:p>
          </table:table-cell>
          <table:table-cell office:value-type="float" office:value="6400844" calcext:value-type="float">
            <text:p>6400844</text:p>
          </table:table-cell>
          <table:table-cell office:value-type="float" office:value="9716563" calcext:value-type="float">
            <text:p>9716563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office:value-type="float" office:value="177055" calcext:value-type="float">
            <text:p>177055</text:p>
          </table:table-cell>
          <table:table-cell office:value-type="float" office:value="177115" calcext:value-type="float">
            <text:p>177115</text:p>
          </table:table-cell>
          <table:table-cell office:value-type="float" office:value="3428591" calcext:value-type="float">
            <text:p>3428591</text:p>
          </table:table-cell>
          <table:table-cell office:value-type="float" office:value="5738195" calcext:value-type="float">
            <text:p>5738195</text:p>
          </table:table-cell>
          <table:table-cell office:value-type="float" office:value="9166786" calcext:value-type="float">
            <text:p>9166786</text:p>
          </table:table-cell>
          <table:table-cell office:value-type="float" office:value="3252799" calcext:value-type="float">
            <text:p>3252799</text:p>
          </table:table-cell>
          <table:table-cell office:value-type="float" office:value="5915234" calcext:value-type="float">
            <text:p>5915234</text:p>
          </table:table-cell>
          <table:table-cell office:value-type="float" office:value="9168033" calcext:value-type="float">
            <text:p>9168033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office:value-type="float" office:value="77220" calcext:value-type="float">
            <text:p>77220</text:p>
          </table:table-cell>
          <table:table-cell office:value-type="float" office:value="77276" calcext:value-type="float">
            <text:p>77276</text:p>
          </table:table-cell>
          <table:table-cell office:value-type="float" office:value="4105636" calcext:value-type="float">
            <text:p>4105636</text:p>
          </table:table-cell>
          <table:table-cell office:value-type="float" office:value="4861476" calcext:value-type="float">
            <text:p>4861476</text:p>
          </table:table-cell>
          <table:table-cell office:value-type="float" office:value="8967112" calcext:value-type="float">
            <text:p>8967112</text:p>
          </table:table-cell>
          <table:table-cell office:value-type="float" office:value="4029653" calcext:value-type="float">
            <text:p>4029653</text:p>
          </table:table-cell>
          <table:table-cell office:value-type="float" office:value="4938706" calcext:value-type="float">
            <text:p>4938706</text:p>
          </table:table-cell>
          <table:table-cell office:value-type="float" office:value="8968359" calcext:value-type="float">
            <text:p>8968359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office:value-type="float" office:value="37071" calcext:value-type="float">
            <text:p>37071</text:p>
          </table:table-cell>
          <table:table-cell office:value-type="float" office:value="37132" calcext:value-type="float">
            <text:p>37132</text:p>
          </table:table-cell>
          <table:table-cell office:value-type="float" office:value="3616644" calcext:value-type="float">
            <text:p>3616644</text:p>
          </table:table-cell>
          <table:table-cell office:value-type="float" office:value="5270175" calcext:value-type="float">
            <text:p>5270175</text:p>
          </table:table-cell>
          <table:table-cell office:value-type="float" office:value="8886819" calcext:value-type="float">
            <text:p>8886819</text:p>
          </table:table-cell>
          <table:table-cell office:value-type="float" office:value="3580814" calcext:value-type="float">
            <text:p>3580814</text:p>
          </table:table-cell>
          <table:table-cell office:value-type="float" office:value="5307252" calcext:value-type="float">
            <text:p>5307252</text:p>
          </table:table-cell>
          <table:table-cell office:value-type="float" office:value="8888066" calcext:value-type="float">
            <text:p>8888066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office:value-type="float" office:value="22666" calcext:value-type="float">
            <text:p>22666</text:p>
          </table:table-cell>
          <table:table-cell office:value-type="float" office:value="22716" calcext:value-type="float">
            <text:p>22716</text:p>
          </table:table-cell>
          <table:table-cell office:value-type="float" office:value="3006170" calcext:value-type="float">
            <text:p>3006170</text:p>
          </table:table-cell>
          <table:table-cell office:value-type="float" office:value="5851828" calcext:value-type="float">
            <text:p>5851828</text:p>
          </table:table-cell>
          <table:table-cell office:value-type="float" office:value="8857998" calcext:value-type="float">
            <text:p>8857998</text:p>
          </table:table-cell>
          <table:table-cell office:value-type="float" office:value="2984752" calcext:value-type="float">
            <text:p>2984752</text:p>
          </table:table-cell>
          <table:table-cell office:value-type="float" office:value="5874493" calcext:value-type="float">
            <text:p>5874493</text:p>
          </table:table-cell>
          <table:table-cell office:value-type="float" office:value="8859245" calcext:value-type="float">
            <text:p>8859245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 office:value-type="float" office:value="13386" calcext:value-type="float">
            <text:p>13386</text:p>
          </table:table-cell>
          <table:table-cell office:value-type="float" office:value="13433" calcext:value-type="float">
            <text:p>13433</text:p>
          </table:table-cell>
          <table:table-cell office:value-type="float" office:value="3451210" calcext:value-type="float">
            <text:p>3451210</text:p>
          </table:table-cell>
          <table:table-cell office:value-type="float" office:value="5388225" calcext:value-type="float">
            <text:p>5388225</text:p>
          </table:table-cell>
          <table:table-cell office:value-type="float" office:value="8839435" calcext:value-type="float">
            <text:p>8839435</text:p>
          </table:table-cell>
          <table:table-cell office:value-type="float" office:value="3439064" calcext:value-type="float">
            <text:p>3439064</text:p>
          </table:table-cell>
          <table:table-cell office:value-type="float" office:value="5401618" calcext:value-type="float">
            <text:p>5401618</text:p>
          </table:table-cell>
          <table:table-cell office:value-type="float" office:value="8840682" calcext:value-type="float">
            <text:p>8840682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508" calcext:value-type="float">
            <text:p>508</text:p>
          </table:table-cell>
          <table:table-cell office:value-type="float" office:value="629" calcext:value-type="float">
            <text:p>629</text:p>
          </table:table-cell>
          <table:table-cell office:value-type="float" office:value="7952" calcext:value-type="float">
            <text:p>7952</text:p>
          </table:table-cell>
          <table:table-cell office:value-type="float" office:value="3410" calcext:value-type="float">
            <text:p>3410</text:p>
          </table:table-cell>
          <table:table-cell office:value-type="float" office:value="11362" calcext:value-type="float">
            <text:p>11362</text:p>
          </table:table-cell>
          <table:table-cell office:value-type="float" office:value="10637" calcext:value-type="float">
            <text:p>10637</text:p>
          </table:table-cell>
          <table:table-cell office:value-type="float" office:value="24326" calcext:value-type="float">
            <text:p>24326</text:p>
          </table:table-cell>
          <table:table-cell office:value-type="float" office:value="34963" calcext:value-type="float">
            <text:p>34963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194" calcext:value-type="float">
            <text:p>194</text:p>
          </table:table-cell>
          <table:table-cell office:value-type="float" office:value="298" calcext:value-type="float">
            <text:p>298</text:p>
          </table:table-cell>
          <table:table-cell office:value-type="float" office:value="7977" calcext:value-type="float">
            <text:p>7977</text:p>
          </table:table-cell>
          <table:table-cell office:value-type="float" office:value="2740" calcext:value-type="float">
            <text:p>2740</text:p>
          </table:table-cell>
          <table:table-cell office:value-type="float" office:value="10717" calcext:value-type="float">
            <text:p>10717</text:p>
          </table:table-cell>
          <table:table-cell office:value-type="float" office:value="12503" calcext:value-type="float">
            <text:p>12503</text:p>
          </table:table-cell>
          <table:table-cell office:value-type="float" office:value="21815" calcext:value-type="float">
            <text:p>21815</text:p>
          </table:table-cell>
          <table:table-cell office:value-type="float" office:value="34318" calcext:value-type="float">
            <text:p>34318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8698" calcext:value-type="float">
            <text:p>8698</text:p>
          </table:table-cell>
          <table:table-cell office:value-type="float" office:value="1739" calcext:value-type="float">
            <text:p>1739</text:p>
          </table:table-cell>
          <table:table-cell office:value-type="float" office:value="10437" calcext:value-type="float">
            <text:p>10437</text:p>
          </table:table-cell>
          <table:table-cell office:value-type="float" office:value="17331" calcext:value-type="float">
            <text:p>17331</text:p>
          </table:table-cell>
          <table:table-cell office:value-type="float" office:value="16707" calcext:value-type="float">
            <text:p>16707</text:p>
          </table:table-cell>
          <table:table-cell office:value-type="float" office:value="34038" calcext:value-type="float">
            <text:p>34038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9858" calcext:value-type="float">
            <text:p>9858</text:p>
          </table:table-cell>
          <table:table-cell office:value-type="float" office:value="420" calcext:value-type="float">
            <text:p>420</text:p>
          </table:table-cell>
          <table:table-cell office:value-type="float" office:value="10278" calcext:value-type="float">
            <text:p>10278</text:p>
          </table:table-cell>
          <table:table-cell office:value-type="float" office:value="23435" calcext:value-type="float">
            <text:p>23435</text:p>
          </table:table-cell>
          <table:table-cell office:value-type="float" office:value="10444" calcext:value-type="float">
            <text:p>10444</text:p>
          </table:table-cell>
          <table:table-cell office:value-type="float" office:value="33879" calcext:value-type="float">
            <text:p>33879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225" calcext:value-type="float">
            <text:p>10225</text:p>
          </table:table-cell>
          <table:table-cell office:value-type="float" office:value="19" calcext:value-type="float">
            <text:p>19</text:p>
          </table:table-cell>
          <table:table-cell office:value-type="float" office:value="10244" calcext:value-type="float">
            <text:p>10244</text:p>
          </table:table-cell>
          <table:table-cell office:value-type="float" office:value="27198" calcext:value-type="float">
            <text:p>27198</text:p>
          </table:table-cell>
          <table:table-cell office:value-type="float" office:value="6647" calcext:value-type="float">
            <text:p>6647</text:p>
          </table:table-cell>
          <table:table-cell office:value-type="float" office:value="33845" calcext:value-type="float">
            <text:p>33845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224" calcext:value-type="float">
            <text:p>10224</text:p>
          </table:table-cell>
          <table:table-cell office:value-type="float" office:value="15" calcext:value-type="float">
            <text:p>15</text:p>
          </table:table-cell>
          <table:table-cell office:value-type="float" office:value="10239" calcext:value-type="float">
            <text:p>10239</text:p>
          </table:table-cell>
          <table:table-cell office:value-type="float" office:value="28633" calcext:value-type="float">
            <text:p>28633</text:p>
          </table:table-cell>
          <table:table-cell office:value-type="float" office:value="5207" calcext:value-type="float">
            <text:p>5207</text:p>
          </table:table-cell>
          <table:table-cell office:value-type="float" office:value="33840" calcext:value-type="float">
            <text:p>33840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50854" calcext:value-type="float">
            <text:p>50854</text:p>
          </table:table-cell>
          <table:table-cell office:value-type="float" office:value="60098" calcext:value-type="float">
            <text:p>60098</text:p>
          </table:table-cell>
          <table:table-cell office:value-type="float" office:value="436560" calcext:value-type="float">
            <text:p>436560</text:p>
          </table:table-cell>
          <table:table-cell office:value-type="float" office:value="392775" calcext:value-type="float">
            <text:p>392775</text:p>
          </table:table-cell>
          <table:table-cell office:value-type="float" office:value="829335" calcext:value-type="float">
            <text:p>829335</text:p>
          </table:table-cell>
          <table:table-cell office:value-type="float" office:value="403000" calcext:value-type="float">
            <text:p>403000</text:p>
          </table:table-cell>
          <table:table-cell office:value-type="float" office:value="444259" calcext:value-type="float">
            <text:p>444259</text:p>
          </table:table-cell>
          <table:table-cell office:value-type="float" office:value="847259" calcext:value-type="float">
            <text:p>847259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9316" calcext:value-type="float">
            <text:p>19316</text:p>
          </table:table-cell>
          <table:table-cell office:value-type="float" office:value="29533" calcext:value-type="float">
            <text:p>29533</text:p>
          </table:table-cell>
          <table:table-cell office:value-type="float" office:value="443526" calcext:value-type="float">
            <text:p>443526</text:p>
          </table:table-cell>
          <table:table-cell office:value-type="float" office:value="323706" calcext:value-type="float">
            <text:p>323706</text:p>
          </table:table-cell>
          <table:table-cell office:value-type="float" office:value="767232" calcext:value-type="float">
            <text:p>767232</text:p>
          </table:table-cell>
          <table:table-cell office:value-type="float" office:value="441508" calcext:value-type="float">
            <text:p>441508</text:p>
          </table:table-cell>
          <table:table-cell office:value-type="float" office:value="343648" calcext:value-type="float">
            <text:p>343648</text:p>
          </table:table-cell>
          <table:table-cell office:value-type="float" office:value="785156" calcext:value-type="float">
            <text:p>785156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7160" calcext:value-type="float">
            <text:p>7160</text:p>
          </table:table-cell>
          <table:table-cell office:value-type="float" office:value="16092" calcext:value-type="float">
            <text:p>16092</text:p>
          </table:table-cell>
          <table:table-cell office:value-type="float" office:value="522862" calcext:value-type="float">
            <text:p>522862</text:p>
          </table:table-cell>
          <table:table-cell office:value-type="float" office:value="218773" calcext:value-type="float">
            <text:p>218773</text:p>
          </table:table-cell>
          <table:table-cell office:value-type="float" office:value="741635" calcext:value-type="float">
            <text:p>741635</text:p>
          </table:table-cell>
          <table:table-cell office:value-type="float" office:value="533125" calcext:value-type="float">
            <text:p>533125</text:p>
          </table:table-cell>
          <table:table-cell office:value-type="float" office:value="226434" calcext:value-type="float">
            <text:p>226434</text:p>
          </table:table-cell>
          <table:table-cell office:value-type="float" office:value="759559" calcext:value-type="float">
            <text:p>759559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549" calcext:value-type="float">
            <text:p>1549</text:p>
          </table:table-cell>
          <table:table-cell office:value-type="float" office:value="9335" calcext:value-type="float">
            <text:p>9335</text:p>
          </table:table-cell>
          <table:table-cell office:value-type="float" office:value="691091" calcext:value-type="float">
            <text:p>691091</text:p>
          </table:table-cell>
          <table:table-cell office:value-type="float" office:value="38176" calcext:value-type="float">
            <text:p>38176</text:p>
          </table:table-cell>
          <table:table-cell office:value-type="float" office:value="729267" calcext:value-type="float">
            <text:p>729267</text:p>
          </table:table-cell>
          <table:table-cell office:value-type="float" office:value="707147" calcext:value-type="float">
            <text:p>707147</text:p>
          </table:table-cell>
          <table:table-cell office:value-type="float" office:value="40044" calcext:value-type="float">
            <text:p>40044</text:p>
          </table:table-cell>
          <table:table-cell office:value-type="float" office:value="747191" calcext:value-type="float">
            <text:p>747191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631" calcext:value-type="float">
            <text:p>631</text:p>
          </table:table-cell>
          <table:table-cell office:value-type="float" office:value="5007" calcext:value-type="float">
            <text:p>5007</text:p>
          </table:table-cell>
          <table:table-cell office:value-type="float" office:value="712226" calcext:value-type="float">
            <text:p>712226</text:p>
          </table:table-cell>
          <table:table-cell office:value-type="float" office:value="11795" calcext:value-type="float">
            <text:p>11795</text:p>
          </table:table-cell>
          <table:table-cell office:value-type="float" office:value="724021" calcext:value-type="float">
            <text:p>724021</text:p>
          </table:table-cell>
          <table:table-cell office:value-type="float" office:value="729232" calcext:value-type="float">
            <text:p>729232</text:p>
          </table:table-cell>
          <table:table-cell office:value-type="float" office:value="12713" calcext:value-type="float">
            <text:p>12713</text:p>
          </table:table-cell>
          <table:table-cell office:value-type="float" office:value="741945" calcext:value-type="float">
            <text:p>741945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303" calcext:value-type="float">
            <text:p>303</text:p>
          </table:table-cell>
          <table:table-cell office:value-type="float" office:value="2570" calcext:value-type="float">
            <text:p>2570</text:p>
          </table:table-cell>
          <table:table-cell office:value-type="float" office:value="715359" calcext:value-type="float">
            <text:p>715359</text:p>
          </table:table-cell>
          <table:table-cell office:value-type="float" office:value="5897" calcext:value-type="float">
            <text:p>5897</text:p>
          </table:table-cell>
          <table:table-cell office:value-type="float" office:value="721256" calcext:value-type="float">
            <text:p>721256</text:p>
          </table:table-cell>
          <table:table-cell office:value-type="float" office:value="732695" calcext:value-type="float">
            <text:p>732695</text:p>
          </table:table-cell>
          <table:table-cell office:value-type="float" office:value="6485" calcext:value-type="float">
            <text:p>6485</text:p>
          </table:table-cell>
          <table:table-cell office:value-type="float" office:value="739180" calcext:value-type="float">
            <text:p>739180</text:p>
          </table:table-cell>
          <table:table-cell office:value-type="float" office:value="17549" calcext:value-type="float">
            <text:p>17549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4446" calcext:value-type="float">
            <text:p>14446</text:p>
          </table:table-cell>
          <table:table-cell office:value-type="float" office:value="26611" calcext:value-type="float">
            <text:p>26611</text:p>
          </table:table-cell>
          <table:table-cell office:value-type="float" office:value="193905" calcext:value-type="float">
            <text:p>193905</text:p>
          </table:table-cell>
          <table:table-cell office:value-type="float" office:value="89366" calcext:value-type="float">
            <text:p>89366</text:p>
          </table:table-cell>
          <table:table-cell office:value-type="float" office:value="283271" calcext:value-type="float">
            <text:p>283271</text:p>
          </table:table-cell>
          <table:table-cell office:value-type="float" office:value="301574" calcext:value-type="float">
            <text:p>301574</text:p>
          </table:table-cell>
          <table:table-cell office:value-type="float" office:value="151125" calcext:value-type="float">
            <text:p>151125</text:p>
          </table:table-cell>
          <table:table-cell office:value-type="float" office:value="452699" calcext:value-type="float">
            <text:p>452699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5759" calcext:value-type="float">
            <text:p>5759</text:p>
          </table:table-cell>
          <table:table-cell office:value-type="float" office:value="14444" calcext:value-type="float">
            <text:p>14444</text:p>
          </table:table-cell>
          <table:table-cell office:value-type="float" office:value="199022" calcext:value-type="float">
            <text:p>199022</text:p>
          </table:table-cell>
          <table:table-cell office:value-type="float" office:value="63395" calcext:value-type="float">
            <text:p>63395</text:p>
          </table:table-cell>
          <table:table-cell office:value-type="float" office:value="262417" calcext:value-type="float">
            <text:p>262417</text:p>
          </table:table-cell>
          <table:table-cell office:value-type="float" office:value="329426" calcext:value-type="float">
            <text:p>329426</text:p>
          </table:table-cell>
          <table:table-cell office:value-type="float" office:value="102419" calcext:value-type="float">
            <text:p>102419</text:p>
          </table:table-cell>
          <table:table-cell office:value-type="float" office:value="431845" calcext:value-type="float">
            <text:p>431845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2309" calcext:value-type="float">
            <text:p>2309</text:p>
          </table:table-cell>
          <table:table-cell office:value-type="float" office:value="7736" calcext:value-type="float">
            <text:p>7736</text:p>
          </table:table-cell>
          <table:table-cell office:value-type="float" office:value="210393" calcext:value-type="float">
            <text:p>210393</text:p>
          </table:table-cell>
          <table:table-cell office:value-type="float" office:value="41866" calcext:value-type="float">
            <text:p>41866</text:p>
          </table:table-cell>
          <table:table-cell office:value-type="float" office:value="252259" calcext:value-type="float">
            <text:p>252259</text:p>
          </table:table-cell>
          <table:table-cell office:value-type="float" office:value="355959" calcext:value-type="float">
            <text:p>355959</text:p>
          </table:table-cell>
          <table:table-cell office:value-type="float" office:value="65728" calcext:value-type="float">
            <text:p>65728</text:p>
          </table:table-cell>
          <table:table-cell office:value-type="float" office:value="421687" calcext:value-type="float">
            <text:p>421687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895" calcext:value-type="float">
            <text:p>895</text:p>
          </table:table-cell>
          <table:table-cell office:value-type="float" office:value="4114" calcext:value-type="float">
            <text:p>4114</text:p>
          </table:table-cell>
          <table:table-cell office:value-type="float" office:value="221422" calcext:value-type="float">
            <text:p>221422</text:p>
          </table:table-cell>
          <table:table-cell office:value-type="float" office:value="25801" calcext:value-type="float">
            <text:p>25801</text:p>
          </table:table-cell>
          <table:table-cell office:value-type="float" office:value="247223" calcext:value-type="float">
            <text:p>247223</text:p>
          </table:table-cell>
          <table:table-cell office:value-type="float" office:value="376782" calcext:value-type="float">
            <text:p>376782</text:p>
          </table:table-cell>
          <table:table-cell office:value-type="float" office:value="39869" calcext:value-type="float">
            <text:p>39869</text:p>
          </table:table-cell>
          <table:table-cell office:value-type="float" office:value="416651" calcext:value-type="float">
            <text:p>416651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365" calcext:value-type="float">
            <text:p>365</text:p>
          </table:table-cell>
          <table:table-cell office:value-type="float" office:value="2121" calcext:value-type="float">
            <text:p>2121</text:p>
          </table:table-cell>
          <table:table-cell office:value-type="float" office:value="229898" calcext:value-type="float">
            <text:p>229898</text:p>
          </table:table-cell>
          <table:table-cell office:value-type="float" office:value="14802" calcext:value-type="float">
            <text:p>14802</text:p>
          </table:table-cell>
          <table:table-cell office:value-type="float" office:value="244700" calcext:value-type="float">
            <text:p>244700</text:p>
          </table:table-cell>
          <table:table-cell office:value-type="float" office:value="391480" calcext:value-type="float">
            <text:p>391480</text:p>
          </table:table-cell>
          <table:table-cell office:value-type="float" office:value="22648" calcext:value-type="float">
            <text:p>22648</text:p>
          </table:table-cell>
          <table:table-cell office:value-type="float" office:value="414128" calcext:value-type="float">
            <text:p>414128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49" calcext:value-type="float">
            <text:p>149</text:p>
          </table:table-cell>
          <table:table-cell office:value-type="float" office:value="1086" calcext:value-type="float">
            <text:p>1086</text:p>
          </table:table-cell>
          <table:table-cell office:value-type="float" office:value="235424" calcext:value-type="float">
            <text:p>235424</text:p>
          </table:table-cell>
          <table:table-cell office:value-type="float" office:value="8025" calcext:value-type="float">
            <text:p>8025</text:p>
          </table:table-cell>
          <table:table-cell office:value-type="float" office:value="243449" calcext:value-type="float">
            <text:p>243449</text:p>
          </table:table-cell>
          <table:table-cell office:value-type="float" office:value="400662" calcext:value-type="float">
            <text:p>400662</text:p>
          </table:table-cell>
          <table:table-cell office:value-type="float" office:value="12215" calcext:value-type="float">
            <text:p>12215</text:p>
          </table:table-cell>
          <table:table-cell office:value-type="float" office:value="412877" calcext:value-type="float">
            <text:p>412877</text:p>
          </table:table-cell>
          <table:table-cell office:value-type="float" office:value="38609" calcext:value-type="float">
            <text:p>38609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21899" calcext:value-type="float">
            <text:p>21899</text:p>
          </table:table-cell>
          <table:table-cell office:value-type="float" office:value="38025" calcext:value-type="float">
            <text:p>38025</text:p>
          </table:table-cell>
          <table:table-cell office:value-type="float" office:value="336994" calcext:value-type="float">
            <text:p>336994</text:p>
          </table:table-cell>
          <table:table-cell office:value-type="float" office:value="185875" calcext:value-type="float">
            <text:p>185875</text:p>
          </table:table-cell>
          <table:table-cell office:value-type="float" office:value="522869" calcext:value-type="float">
            <text:p>522869</text:p>
          </table:table-cell>
          <table:table-cell office:value-type="float" office:value="475133" calcext:value-type="float">
            <text:p>475133</text:p>
          </table:table-cell>
          <table:table-cell office:value-type="float" office:value="437286" calcext:value-type="float">
            <text:p>437286</text:p>
          </table:table-cell>
          <table:table-cell office:value-type="float" office:value="912419" calcext:value-type="float">
            <text:p>912419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8611" calcext:value-type="float">
            <text:p>8611</text:p>
          </table:table-cell>
          <table:table-cell office:value-type="float" office:value="19885" calcext:value-type="float">
            <text:p>19885</text:p>
          </table:table-cell>
          <table:table-cell office:value-type="float" office:value="319914" calcext:value-type="float">
            <text:p>319914</text:p>
          </table:table-cell>
          <table:table-cell office:value-type="float" office:value="171527" calcext:value-type="float">
            <text:p>171527</text:p>
          </table:table-cell>
          <table:table-cell office:value-type="float" office:value="491441" calcext:value-type="float">
            <text:p>491441</text:p>
          </table:table-cell>
          <table:table-cell office:value-type="float" office:value="523848" calcext:value-type="float">
            <text:p>523848</text:p>
          </table:table-cell>
          <table:table-cell office:value-type="float" office:value="357143" calcext:value-type="float">
            <text:p>357143</text:p>
          </table:table-cell>
          <table:table-cell office:value-type="float" office:value="880991" calcext:value-type="float">
            <text:p>880991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3094" calcext:value-type="float">
            <text:p>3094</text:p>
          </table:table-cell>
          <table:table-cell office:value-type="float" office:value="10354" calcext:value-type="float">
            <text:p>10354</text:p>
          </table:table-cell>
          <table:table-cell office:value-type="float" office:value="331213" calcext:value-type="float">
            <text:p>331213</text:p>
          </table:table-cell>
          <table:table-cell office:value-type="float" office:value="145180" calcext:value-type="float">
            <text:p>145180</text:p>
          </table:table-cell>
          <table:table-cell office:value-type="float" office:value="476393" calcext:value-type="float">
            <text:p>476393</text:p>
          </table:table-cell>
          <table:table-cell office:value-type="float" office:value="588893" calcext:value-type="float">
            <text:p>588893</text:p>
          </table:table-cell>
          <table:table-cell office:value-type="float" office:value="277050" calcext:value-type="float">
            <text:p>277050</text:p>
          </table:table-cell>
          <table:table-cell office:value-type="float" office:value="865943" calcext:value-type="float">
            <text:p>865943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1099" calcext:value-type="float">
            <text:p>1099</text:p>
          </table:table-cell>
          <table:table-cell office:value-type="float" office:value="5307" calcext:value-type="float">
            <text:p>5307</text:p>
          </table:table-cell>
          <table:table-cell office:value-type="float" office:value="350261" calcext:value-type="float">
            <text:p>350261</text:p>
          </table:table-cell>
          <table:table-cell office:value-type="float" office:value="119090" calcext:value-type="float">
            <text:p>119090</text:p>
          </table:table-cell>
          <table:table-cell office:value-type="float" office:value="469351" calcext:value-type="float">
            <text:p>469351</text:p>
          </table:table-cell>
          <table:table-cell office:value-type="float" office:value="648107" calcext:value-type="float">
            <text:p>648107</text:p>
          </table:table-cell>
          <table:table-cell office:value-type="float" office:value="210794" calcext:value-type="float">
            <text:p>210794</text:p>
          </table:table-cell>
          <table:table-cell office:value-type="float" office:value="858901" calcext:value-type="float">
            <text:p>858901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353" calcext:value-type="float">
            <text:p>353</text:p>
          </table:table-cell>
          <table:table-cell office:value-type="float" office:value="2572" calcext:value-type="float">
            <text:p>2572</text:p>
          </table:table-cell>
          <table:table-cell office:value-type="float" office:value="377530" calcext:value-type="float">
            <text:p>377530</text:p>
          </table:table-cell>
          <table:table-cell office:value-type="float" office:value="88340" calcext:value-type="float">
            <text:p>88340</text:p>
          </table:table-cell>
          <table:table-cell office:value-type="float" office:value="465870" calcext:value-type="float">
            <text:p>465870</text:p>
          </table:table-cell>
          <table:table-cell office:value-type="float" office:value="704454" calcext:value-type="float">
            <text:p>704454</text:p>
          </table:table-cell>
          <table:table-cell office:value-type="float" office:value="150966" calcext:value-type="float">
            <text:p>150966</text:p>
          </table:table-cell>
          <table:table-cell office:value-type="float" office:value="855420" calcext:value-type="float">
            <text:p>855420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et</text:p>
          </table:table-cell>
          <table:table-cell office:value-type="float" office:value="68" calcext:value-type="float">
            <text:p>68</text:p>
          </table:table-cell>
          <table:table-cell office:value-type="float" office:value="1113" calcext:value-type="float">
            <text:p>1113</text:p>
          </table:table-cell>
          <table:table-cell office:value-type="float" office:value="426984" calcext:value-type="float">
            <text:p>426984</text:p>
          </table:table-cell>
          <table:table-cell office:value-type="float" office:value="37142" calcext:value-type="float">
            <text:p>37142</text:p>
          </table:table-cell>
          <table:table-cell office:value-type="float" office:value="464126" calcext:value-type="float">
            <text:p>464126</text:p>
          </table:table-cell>
          <table:table-cell office:value-type="float" office:value="772962" calcext:value-type="float">
            <text:p>772962</text:p>
          </table:table-cell>
          <table:table-cell office:value-type="float" office:value="80714" calcext:value-type="float">
            <text:p>80714</text:p>
          </table:table-cell>
          <table:table-cell office:value-type="float" office:value="853676" calcext:value-type="float">
            <text:p>853676</text:p>
          </table:table-cell>
          <table:table-cell office:value-type="float" office:value="99223" calcext:value-type="float">
            <text:p>9922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4:05:45.657410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14:57:28.285349224</meta:creation-date>
    <dc:date>2020-07-24T15:51:46.206886144</dc:date>
    <meta:editing-duration>PT6H42M54S</meta:editing-duration>
    <meta:editing-cycles>7</meta:editing-cycles>
    <meta:generator>LibreOffice/6.4.4.2$Linux_X86_64 LibreOffice_project/40$Build-2</meta:generator>
    <meta:document-statistic meta:table-count="1" meta:cell-count="856" meta:object-count="0"/>
  </office:meta>
</office:document-meta>
</file>